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6.523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9.204cm"/>
    </style:style>
    <style:style style:name="co10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6.78cm"/>
    </style:style>
    <style:style style:name="co12" style:family="table-column">
      <style:table-column-properties fo:break-before="auto" style:column-width="7.978cm"/>
    </style:style>
    <style:style style:name="co13" style:family="table-column">
      <style:table-column-properties fo:break-before="auto" style:column-width="6.78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ENZA NOME DEL PROGET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Error 403</text:p>
          </table:table-cell>
          <table:table-cell table:number-columns-repeated="5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2" office:value-type="string" calcext:value-type="string">
            <text:p>(reached daily quota of 32 results)</text:p>
          </table:table-cell>
          <table:table-cell table:style-name="ce2" table:number-columns-repeated="2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This computer has finished a daily quota of %d task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a xlink:href="mailto:OProject@Home" xlink:type="simple">OProject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Server error: feeder not runnin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roject requested delay of 3600 seconds</text:p>
          </table:table-cell>
          <table:table-cell office:value-type="string" calcext:value-type="string">
            <text:p>[sched_op] Deferring communication for 01:00:00</text:p>
          </table:table-cell>
          <table:table-cell office:value-type="string" calcext:value-type="string">
            <text:p>[sched_op] Reason: project is down</text:p>
          </table:table-cell>
        </table:table-row>
        <table:table-row table:style-name="ro2">
          <table:table-cell office:value-type="string" calcext:value-type="string">
            <text:p><text:a xlink:href="mailto:POEM@TEST" xlink:type="simple">POEM@TEST</text:a></text:p>
          </table:table-cell>
          <table:table-cell office:value-type="string" calcext:value-type="string">
            <text:p>Fetching scheduler list</text:p>
          </table:table-cell>
          <table:table-cell table:number-columns-repeated="2"/>
          <table:table-cell office:value-type="string" calcext:value-type="string">
            <text:p>Project communication failed: attempting access to reference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1 days 00:00:00</text:p>
          </table:table-cell>
          <table:table-cell office:value-type="string" calcext:value-type="string">
            <text:p>[sched_op] Reason: 35 consecutive failures fetching scheduler list</text:p>
          </table:table-cell>
        </table:table-row>
        <table:table-row table:style-name="ro2">
          <table:table-cell office:value-type="string" calcext:value-type="string">
            <text:p><text:a xlink:href="mailto:SimOne@home" xlink:type="simple">SimOne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suspended via Manager</text:p>
          </table:table-cell>
          <table:table-cell office:value-type="string" calcext:value-type="string">
            <text:p>Project communication failed: attempting access to reference site</text:p>
          </table:table-cell>
          <table:table-cell office:value-type="string" calcext:value-type="string">
            <text:p>Scheduler request failed: Couldn't connect to server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00:01:1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 office:value-type="string" calcext:value-type="string">
            <text:p>pogs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table:style-name="ce1" office:value-type="string" calcext:value-type="string">
            <text:p>Not reporting or requesting task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3</text:p>
          </table:table-cell>
          <table:table-cell table:number-columns-repeated="3"/>
          <table:table-cell office:value-type="string" calcext:value-type="string">
            <text:p>Project requested delay of 7 seconds</text:p>
          </table:table-cell>
          <table:table-cell office:value-type="string" calcext:value-type="string">
            <text:p>[sched_op] Deferring communication for 7 sec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climateprediction.net</text:p>
          </table:table-cell>
          <table:table-cell office:value-type="string" calcext:value-type="string">
            <text:p>Sending scheduler request: To send trickle-up message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mailto:Einstein@Home" xlink:type="simple">Einstein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 (CPU: blocked by project preferences; AMD/ATI GPU: job cache full)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3"/>
          <table:table-cell table:style-name="ce1" office:value-type="string" calcext:value-type="string">
            <text:p>senza fetch_on_update impostato (7,0,54)</text:p>
          </table:table-cell>
          <table:table-cell table:number-columns-repeated="4"/>
          <table:table-cell table:style-name="ce2" office:value-type="string" calcext:value-type="string">
            <text:p>non aumenta aumentando ncpus, attendere il giorno seguente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ESSAGGI POSSIBILI PER “Not requesting tasks”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 CPU intensi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ster URL fetch pending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cheduler RPC back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"no new tasks" request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download is stalled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task is 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uploads in progres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ject is not highest priorit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runnable task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on't nee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on't need (CPU: blocked by project preferences; AMD/ATI GPU: job cache full)</text:p>
          </table:table-cell>
          <table:table-cell table:number-columns-repeated="9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22:10:33.9686668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5-05-04T22:17:02.693214061</dc:date>
    <meta:editing-duration>PT12H21M12S</meta:editing-duration>
    <meta:editing-cycles>40</meta:editing-cycles>
    <meta:generator>LibreOffice/4.3.3.2$Linux_X86_64 LibreOffice_project/430m0$Build-2</meta:generator>
    <dc:creator>lo </dc:creator>
    <meta:document-statistic meta:table-count="1" meta:cell-count="162" meta:object-count="0"/>
  </office:meta>
</office:document-meta>
</file>